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fo:font-size="9pt" fo:background-color="transparent" style:font-size-asian="9pt" style:font-size-complex="9pt"/>
    </style:style>
    <style:style style:name="P2" style:family="paragraph" style:parent-style-name="Standard">
      <style:text-properties fo:color="#000000" loext:opacity="100%" fo:font-size="9pt" officeooo:rsid="00150192" officeooo:paragraph-rsid="00150192" style:font-size-asian="9pt" style:font-size-complex="9pt"/>
    </style:style>
    <style:style style:name="P3" style:family="paragraph" style:parent-style-name="Standard">
      <style:text-properties fo:color="#000000" loext:opacity="100%" fo:font-size="9pt" fo:font-weight="bold" officeooo:rsid="00150192" officeooo:paragraph-rsid="00150192" style:font-size-asian="9pt" style:font-weight-asian="bold" style:font-size-complex="9pt" style:font-weight-complex="bold"/>
    </style:style>
    <style:style style:name="P4" style:family="paragraph" style:parent-style-name="Standard">
      <style:paragraph-properties style:line-height-at-least="0.503cm"/>
      <style:text-properties fo:color="#000000" loext:opacity="100%" fo:font-size="9pt" fo:font-weight="bold" officeooo:rsid="00150192" officeooo:paragraph-rsid="00150192" fo:background-color="transparent" style:font-size-asian="9pt" style:font-weight-asian="bold" style:font-size-complex="9pt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fo:font-size="9pt" fo:font-weight="bold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" fo:font-size="9pt" fo:font-weight="normal" fo:background-color="transparent" style:font-size-asian="9pt" style:font-size-complex="9pt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paragraph-rsid="00150192" fo:background-color="transparent" style:font-size-asian="9pt" style:font-size-complex="9pt"/>
    </style:style>
    <style:style style:name="P8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paragraph-rsid="00165c0f" fo:background-color="transparent" style:font-size-asian="9pt" style:font-size-complex="9pt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9pt" fo:font-weight="normal" officeooo:rsid="00150192" officeooo:paragraph-rsid="00165c0f" fo:background-color="transparent" style:font-size-asian="9pt" style:font-size-complex="9pt"/>
    </style:style>
    <style:style style:name="P10" style:family="paragraph" style:parent-style-name="Standard">
      <style:paragraph-properties style:line-height-at-least="0.503cm"/>
      <style:text-properties fo:color="#000000" loext:opacity="100%" fo:font-size="9pt" fo:font-weight="bold" officeooo:rsid="00150192" officeooo:paragraph-rsid="00150192" fo:background-color="transparent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line-height-at-least="0.503cm"/>
      <style:text-properties fo:color="#000000" loext:opacity="100%" fo:font-size="9pt" fo:font-weight="bold" officeooo:rsid="00175432" officeooo:paragraph-rsid="00175432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line-height-at-least="0.503cm"/>
      <style:text-properties fo:color="#000000" loext:opacity="100%" fo:font-size="9pt" fo:background-color="transparent" style:font-size-asian="9pt" style:font-size-complex="9pt"/>
    </style:style>
    <style:style style:name="P13" style:family="paragraph" style:parent-style-name="Standard">
      <style:text-properties fo:color="#000000" loext:opacity="100%" fo:font-size="9pt" officeooo:rsid="00150192" officeooo:paragraph-rsid="00150192" style:font-size-asian="9pt" style:font-size-complex="9pt"/>
    </style:style>
    <style:style style:name="P14" style:family="paragraph" style:parent-style-name="Standard">
      <style:paragraph-properties style:line-height-at-least="0.503cm"/>
      <style:text-properties officeooo:paragraph-rsid="00175432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font-weight="normal" fo:background-color="#b4c7dc" loext:char-shading-value="0"/>
    </style:style>
    <style:style style:name="T3" style:family="text">
      <style:text-properties style:font-name="Consolas" fo:font-weight="normal" officeooo:rsid="001516be" fo:background-color="#b4c7dc" loext:char-shading-value="0"/>
    </style:style>
    <style:style style:name="T4" style:family="text">
      <style:text-properties officeooo:rsid="001516be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Consolas" fo:font-size="9pt" fo:font-weight="normal" officeooo:rsid="001516be" fo:background-color="#b4c7dc" loext:char-shading-value="0" style:font-size-asian="9pt" style:font-size-complex="9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nsolas" fo:font-size="9pt" fo:font-weight="normal" fo:background-color="transparent" loext:char-shading-value="0" style:font-size-asian="9pt" style:font-size-complex="9pt"/>
    </style:style>
    <style:style style:name="T9" style:family="text">
      <style:text-properties fo:color="#000000" loext:opacity="100%" style:font-name="Consolas" fo:font-size="9pt" fo:font-weight="normal" fo:background-color="#b4c7dc" loext:char-shading-value="0" style:font-size-asian="9pt" style:font-size-complex="9pt"/>
    </style:style>
    <style:style style:name="T10" style:family="text">
      <style:text-properties fo:color="#000000" loext:opacity="100%" style:font-name="Consolas" fo:font-size="9pt" fo:font-weight="normal" fo:background-color="#b4c7dc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kript „osm_<text:span text:style-name="T4">test</text:span>_01.py“ </text:p>
      <text:p text:style-name="P4">Daten ein: „<text:span text:style-name="T4">test</text:span>_00.osm“<text:tab/><text:tab/>Daten aus: „<text:span text:style-name="T4">test</text:span>_01.osm“</text:p>
      <text:p text:style-name="P5"/>
      <text:p text:style-name="P11">Entfernen der Tags „timestamp“, „uid“, „user“, „visible“, „changeset“ und setzen der „Version“ = „1“</text:p>
      <text:p text:style-name="P4"/>
      <text:p text:style-name="P4">xml_in:</text:p>
      <text:p text:style-name="P1"/>
      <text:p text:style-name="P1"/>
      <text:p text:style-name="P1"><text:span text:style-name="T1">&lt;node id='119044' </text:span><text:span text:style-name="T2">timestamp='2019-11-10T18:18:34Z' uid='83501' user='riiga' visible='true' </text:span><text:span text:style-name="T1">version='</text:span><text:span text:style-name="T2">5</text:span><text:span text:style-name="T1">' </text:span><text:span text:style-name="T2">changeset='76875955' </text:span><text:span text:style-name="T1">lat='59.3211049' lon='18.0549223' /&gt;</text:span></text:p>
      <text:p text:style-name="P6"/>
      <text:p text:style-name="P6"/>
      <text:p text:style-name="P1"><text:span text:style-name="T1">&lt;way id='1186083653' </text:span><text:span text:style-name="T2">timestamp='2023-06-30T21:25:21Z' uid='13583335' user='segikip544' visible='true' </text:span><text:span text:style-name="T1">version='1' </text:span><text:span text:style-name="T2">changeset='137974638'</text:span><text:span text:style-name="T1">&gt;</text:span></text:p>
      <text:p text:style-name="P6"><text:s text:c="4"/>&lt;nd ref='11016755871' /&gt;</text:p>
      <text:p text:style-name="P6"><text:s text:c="4"/>&lt;nd ref='11016755870' /&gt;</text:p>
      <text:p text:style-name="P6"><text:s text:c="4"/>&lt;nd ref='11016755869' /&gt;</text:p>
      <text:p text:style-name="P6"><text:s text:c="4"/>&lt;tag k='waterway' v='ditch' /&gt;</text:p>
      <text:p text:style-name="P6">&lt;/way&gt;</text:p>
      <text:p text:style-name="P6"/>
      <text:p text:style-name="P6"/>
      <text:p text:style-name="P1"><text:span text:style-name="T1">&lt;relation id='15636238' </text:span><text:span text:style-name="T2">timestamp='2023-03-24T08:46:20Z' uid='76269' user='Snusmumriken' visible='true' </text:span><text:span text:style-name="T1">version='1' </text:span><text:span text:style-name="T2">changeset='134055375'</text:span><text:span text:style-name="T1">&gt;</text:span></text:p>
      <text:p text:style-name="P6"><text:s text:c="4"/>&lt;member type='node' ref='4970897646' role='target' /&gt;</text:p>
      <text:p text:style-name="P6"><text:s text:c="4"/>&lt;member type='node' ref='1787546752' role='address' /&gt;</text:p>
      <text:p text:style-name="P6"><text:s text:c="4"/>&lt;tag k='type' v='provides_feature' /&gt;</text:p>
      <text:p text:style-name="P6">&lt;/relation&gt;</text:p>
      <text:p text:style-name="P6"/>
      <text:p text:style-name="P3"/>
      <text:p text:style-name="P3">xml_expected:</text:p>
      <text:p text:style-name="P2"/>
      <text:p text:style-name="P2"/>
      <text:p text:style-name="P14"><text:span text:style-name="T8">&lt;node id='119044' version='</text:span><text:span text:style-name="T10">1</text:span><text:span text:style-name="T8">' lat='59.3211049' lon='18.0549223' /&gt;</text:span></text:p>
      <text:p text:style-name="P7"/>
      <text:p text:style-name="P7"/>
      <text:p text:style-name="P8">&lt;way id='1186083653' version='1' &gt;</text:p>
      <text:p text:style-name="P8"><text:soft-page-break/><text:s text:c="4"/>&lt;nd ref='11016755871' /&gt;</text:p>
      <text:p text:style-name="P8"><text:s text:c="4"/>&lt;nd ref='11016755870' /&gt;</text:p>
      <text:p text:style-name="P8"><text:s text:c="4"/>&lt;nd ref='11016755869' /&gt;</text:p>
      <text:p text:style-name="P8"><text:s text:c="4"/>&lt;tag k='waterway' v='ditch' /&gt;</text:p>
      <text:p text:style-name="P8">&lt;/way&gt;</text:p>
      <text:p text:style-name="P8"/>
      <text:p text:style-name="P8"/>
      <text:p text:style-name="P8">&lt;relation id='15636238' version='1'&gt;</text:p>
      <text:p text:style-name="P8"><text:s text:c="4"/>&lt;member type='node' ref='4970897646' role='target' /&gt;</text:p>
      <text:p text:style-name="P8"><text:s text:c="4"/>&lt;member type='node' ref='1787546752' role='address' /&gt;</text:p>
      <text:p text:style-name="P8"><text:s text:c="4"/>&lt;tag k='type' v='provides_feature' /&gt;</text:p>
      <text:p text:style-name="P8">&lt;/relation&gt;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5T13:18:28.480000000</meta:creation-date>
    <dc:date>2023-07-15T19:37:04.543000000</dc:date>
    <meta:editing-duration>PT13M2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2" meta:paragraph-count="29" meta:word-count="122" meta:character-count="1346" meta:non-whitespace-character-count="1195"/>
  </office:meta>
</office:document-meta>
</file>